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236cm"/>
    </style:style>
    <style:style style:name="co3" style:family="table-column">
      <style:table-column-properties fo:break-before="auto" style:column-width="9.084cm"/>
    </style:style>
    <style:style style:name="co4" style:family="table-column">
      <style:table-column-properties fo:break-before="auto" style:column-width="22.116cm"/>
    </style:style>
    <style:style style:name="co5" style:family="table-column">
      <style:table-column-properties fo:break-before="auto" style:column-width="5.837cm"/>
    </style:style>
    <style:style style:name="co6" style:family="table-column">
      <style:table-column-properties fo:break-before="auto" style:column-width="20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TC_T_001</text:p>
          </table:table-cell>
          <table:table-cell office:value-type="string" calcext:value-type="string">
            <text:p>To verify that “make my trip” logo is visible on top left corner of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<text:s/>“make my trip” logo is visible on top left corner of train booking page</text:p>
          </table:table-cell>
          <table:table-cell/>
          <table:table-cell office:value-type="string" calcext:value-type="string">
            <text:p>“make my trip” logo is visible on top left corner of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2</text:p>
          </table:table-cell>
          <table:table-cell office:value-type="string" calcext:value-type="string">
            <text:p>To verify that “BOOK TRAIN TICKETS” radio button is visible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“BOOK TRAIN TICKETS” radio button is visible on the train booking page</text:p>
          </table:table-cell>
          <table:table-cell/>
          <table:table-cell office:value-type="string" calcext:value-type="string">
            <text:p>“BOOK TRAIN TICKETS” radio button is visible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3</text:p>
          </table:table-cell>
          <table:table-cell office:value-type="string" calcext:value-type="string">
            <text:p><text:span text:style-name="T1">To verify that “CHECK PNR STATUS” radio button is visible at the right side of  “BOOK TRAIN TICKETS” radio button on </text:span>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“CHECK PNR STATUS” radio button is visible at the right side of <text:s/>“BOOK TRAIN TICKETS” radio button on the train booking page</text:p>
          </table:table-cell>
          <table:table-cell/>
          <table:table-cell office:value-type="string" calcext:value-type="string">
            <text:p>“CHECK PNR STATUS” radio button is visible at the right side of <text:s/>“BOOK TRAIN TICKETS” radio button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4</text:p>
          </table:table-cell>
          <table:table-cell office:value-type="string" calcext:value-type="string">
            <text:p><text:span text:style-name="T1">To verify that “LIVE TRAIN STATUS” radio button is visible at the right side of  “CHECK PNR STATUS” radio button </text:span>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“LIVE TRAIN STATUS” radio button is visible at the right side of <text:s/>“CHECK PNR STATUS” radio button on the train booking page</text:p>
          </table:table-cell>
          <table:table-cell/>
          <table:table-cell office:value-type="string" calcext:value-type="string">
            <text:p>“LIVE TRAIN STATUS” radio button is visible at the right side of <text:s/>“CHECK PNR STATUS” radio button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5</text:p>
          </table:table-cell>
          <table:table-cell office:value-type="string" calcext:value-type="string">
            <text:p><text:span text:style-name="T1">To verify that “FROM” field is visible below the “BOOK TRAIN TICKETS” radio button</text:span>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<text:span text:style-name="T1">1. Check “FROM” field is visible below the “BOOK TRAIN TICKETS” radio button on the train booking page</text:span> </text:p>
          </table:table-cell>
          <table:table-cell/>
          <table:table-cell office:value-type="string" calcext:value-type="string">
            <text:p>“FROM” field is visible below the “BOOK TRAIN TICKETS” radio button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6</text:p>
          </table:table-cell>
          <table:table-cell office:value-type="string" calcext:value-type="string">
            <text:p>To verify that “To” field is visible at the right side of “FROM” field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<text:s/>Check “To” field is visible at the right side of “FROM” field on the train booking page</text:p>
          </table:table-cell>
          <table:table-cell/>
          <table:table-cell office:value-type="string" calcext:value-type="string">
            <text:p>“To” field is visible at the right side of “FROM” field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7</text:p>
          </table:table-cell>
          <table:table-cell office:value-type="string" calcext:value-type="string">
            <text:p><text:span text:style-name="T1">To verify that “TRAVEL DATE” field is visible at the right side of “To”</text:span> field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“TRAVEL DATE” field is visible at the right side of “To” field on the train booking page</text:p>
          </table:table-cell>
          <table:table-cell/>
          <table:table-cell office:value-type="string" calcext:value-type="string">
            <text:p>“TRAVEL DATE” field is visible at the right side of “To” field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8</text:p>
          </table:table-cell>
          <table:table-cell office:value-type="string" calcext:value-type="string">
            <text:p><text:span text:style-name="T1">To verify that “CLASS” drop down list is visible at the right side of “TRAVEL DATE”</text:span> field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Check “CLASS” drop down list is visible at the right side of “TRAVEL DATE” field on the train booking page</text:p>
          </table:table-cell>
          <table:table-cell/>
          <table:table-cell office:value-type="string" calcext:value-type="string">
            <text:p>“CLASS” drop down list is visible at the right side of “TRAVEL DATE” field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09</text:p>
          </table:table-cell>
          <table:table-cell office:value-type="string" calcext:value-type="string">
            <text:p>To verify that “SEARCH” button is visible below the “To” field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Check “SEARCH” button is visible below the “To” field on the train booking page</text:p>
          </table:table-cell>
          <table:table-cell/>
          <table:table-cell office:value-type="string" calcext:value-type="string">
            <text:p>“SEARCH” button is visible below the “To” field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0</text:p>
          </table:table-cell>
          <table:table-cell office:value-type="string" calcext:value-type="string">
            <text:p>To verify the functionality of “From” field that search box is taking input when user entered it on the train Booking page</text:p>
          </table:table-cell>
          <table:table-cell office:value-type="string" calcext:value-type="string">
            <text:p>City railway station name should be known</text:p>
          </table:table-cell>
          <table:table-cell office:value-type="string" calcext:value-type="string">
            <text:p><text:span text:style-name="T1">1. Enter the City railway station</text:span> in textbox in FROM field</text:p>
          </table:table-cell>
          <table:table-cell office:value-type="string" calcext:value-type="string">
            <text:p>City railway station=”Delhi”</text:p>
          </table:table-cell>
          <table:table-cell office:value-type="string" calcext:value-type="string">
            <text:p>“FROM” field is taking input when user entered it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1</text:p>
          </table:table-cell>
          <table:table-cell office:value-type="string" calcext:value-type="string">
            <text:p><text:span text:style-name="T1">To verify</text:span> the functionality of “To” field that search box is taking input when user entered it on the train Booking page</text:p>
          </table:table-cell>
          <table:table-cell office:value-type="string" calcext:value-type="string">
            <text:p>City railway station name should be known</text:p>
          </table:table-cell>
          <table:table-cell office:value-type="string" calcext:value-type="string">
            <text:p><text:span text:style-name="T1">1. Enter the City railway station</text:span> in textbox in TO field</text:p>
          </table:table-cell>
          <table:table-cell office:value-type="string" calcext:value-type="string">
            <text:p>City railway station=”Kolkata”</text:p>
          </table:table-cell>
          <table:table-cell office:value-type="string" calcext:value-type="string">
            <text:p>“To” field is taking input when user entered it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2</text:p>
          </table:table-cell>
          <table:table-cell office:value-type="string" calcext:value-type="string">
            <text:p><text:span text:style-name="T1">To verify</text:span> the functionality of “TRAVEL DATE” field that date should be selected when user select it on the train booking page</text:p>
          </table:table-cell>
          <table:table-cell office:value-type="string" calcext:value-type="string">
            <text:p>Travel date should be known</text:p>
          </table:table-cell>
          <table:table-cell office:value-type="string" calcext:value-type="string">
            <text:p>1. Select the date in TRAVEL DATE field</text:p>
          </table:table-cell>
          <table:table-cell office:value-type="string" calcext:value-type="string">
            <text:p>TRAVEL DATE= “18 March 2023”</text:p>
          </table:table-cell>
          <table:table-cell office:value-type="string" calcext:value-type="string">
            <text:p>In “TRAVEL DATE” field date should be selected when user select it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3</text:p>
          </table:table-cell>
          <table:table-cell office:value-type="string" calcext:value-type="string">
            <text:p><text:span text:style-name="T1">To verify</text:span> the functionality of “CLASS” drop down list that the CLASS should be selected from the drop down list when user select it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Select the CLASS in the CLASS drop down list</text:p>
          </table:table-cell>
          <table:table-cell office:value-type="string" calcext:value-type="string">
            <text:p>CLASS=”ALL”</text:p>
          </table:table-cell>
          <table:table-cell office:value-type="string" calcext:value-type="string">
            <text:p>In CLASS drop down list CLASS should be selected from the drop down list when user select it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4</text:p>
          </table:table-cell>
          <table:table-cell office:value-type="string" calcext:value-type="string">
            <text:p>To verify the functionality of “SEARCH” button with different city railway station name in “FROM” and “TO” field on the train booking page</text:p>
          </table:table-cell>
          <table:table-cell office:value-type="string" calcext:value-type="string">
            <text:p>City railway station name should be known</text:p>
          </table:table-cell>
          <table:table-cell office:value-type="string" calcext:value-type="string">
            <text:p><text:span text:style-name="T1">1. Enter the City railway station</text:span> in textbox in FROM field</text:p>
          </table:table-cell>
          <table:table-cell office:value-type="string" calcext:value-type="string">
            <text:p>City railway station=”Delhi”</text:p>
          </table:table-cell>
          <table:table-cell office:value-type="string" calcext:value-type="string">
            <text:p>Trains for booking should be visible to the user on the train booking 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 Enter the City railway station in textbox in TO field</text:p>
          </table:table-cell>
          <table:table-cell office:value-type="string" calcext:value-type="string">
            <text:p>City railway station=”Kolkata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 Select the date in TRAVEL DATE field</text:p>
          </table:table-cell>
          <table:table-cell office:value-type="string" calcext:value-type="string">
            <text:p>TRAVEL DATE= “18 March 2023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 Select the CLASS in the CLASS drop down list</text:p>
          </table:table-cell>
          <table:table-cell office:value-type="string" calcext:value-type="string">
            <text:p>CLASS=”ALL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 Click on SEARCH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5</text:p>
          </table:table-cell>
          <table:table-cell office:value-type="string" calcext:value-type="string">
            <text:p>To verify the functionality of “SEARCH” button with same city railway station name in “FROM” and “TO” field on the train booking page</text:p>
          </table:table-cell>
          <table:table-cell office:value-type="string" calcext:value-type="string">
            <text:p>City railway station name should be known</text:p>
          </table:table-cell>
          <table:table-cell office:value-type="string" calcext:value-type="string">
            <text:p><text:span text:style-name="T1">1. Enter the City railway station</text:span> in textbox in FROM field</text:p>
          </table:table-cell>
          <table:table-cell office:value-type="string" calcext:value-type="string">
            <text:p>City railway station=”Delhi”</text:p>
          </table:table-cell>
          <table:table-cell office:value-type="string" calcext:value-type="string">
            <text:p>“From &amp; To station cannot be the same” message is visible to the user below To field on the train booking 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 Enter the City railway station in textbox in TO field</text:p>
          </table:table-cell>
          <table:table-cell office:value-type="string" calcext:value-type="string">
            <text:p>City railway station=”Delhi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 Select the date in TRAVEL DATE field</text:p>
          </table:table-cell>
          <table:table-cell office:value-type="string" calcext:value-type="string">
            <text:p>TRAVEL DATE= “18 March 2023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 Select the CLASS in the CLASS drop down list</text:p>
          </table:table-cell>
          <table:table-cell office:value-type="string" calcext:value-type="string">
            <text:p>CLASS=”ALL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 Click on SEARCH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6</text:p>
          </table:table-cell>
          <table:table-cell office:value-type="string" calcext:value-type="string">
            <text:p>To verify the functionality of “TRAVEL DATE” field to select back date on the train booking page</text:p>
          </table:table-cell>
          <table:table-cell office:value-type="string" calcext:value-type="string">
            <text:p>Train Booking page should be open</text:p>
          </table:table-cell>
          <table:table-cell office:value-type="string" calcext:value-type="string">
            <text:p>1. Select the date in TRAVEL DATE field</text:p>
          </table:table-cell>
          <table:table-cell office:value-type="string" calcext:value-type="string">
            <text:p>TRAVEL DATE= “16 March 2023”</text:p>
          </table:table-cell>
          <table:table-cell office:value-type="string" calcext:value-type="string">
            <text:p>Date should not be visible for selection in “TRAVEL DATE” field to the user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7</text:p>
          </table:table-cell>
          <table:table-cell office:value-type="string" calcext:value-type="string">
            <text:p>To verify that “PNR NUMBER” textbox with “Enter 10 digit number” placeholder is visible on the train booking page</text:p>
          </table:table-cell>
          <table:table-cell office:value-type="string" calcext:value-type="string">
            <text:p>“CHECK PNR STATUS” radio button should be selected</text:p>
          </table:table-cell>
          <table:table-cell office:value-type="string" calcext:value-type="string">
            <text:p>1. Check “PNR NUMBER” textbox with “Enter 10 digit number” placeholder is visible on the train booking page</text:p>
          </table:table-cell>
          <table:table-cell/>
          <table:table-cell office:value-type="string" calcext:value-type="string">
            <text:p>“PNR NUMBER” textbox with “Enter 10 digit number” placeholder is visible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8</text:p>
          </table:table-cell>
          <table:table-cell office:value-type="string" calcext:value-type="string">
            <text:p>To verify that “PNR NUMBER” textbox is taking input when user entered it on the train booking page</text:p>
          </table:table-cell>
          <table:table-cell office:value-type="string" calcext:value-type="string">
            <text:p>“PNR NUMBER” should be known</text:p>
          </table:table-cell>
          <table:table-cell office:value-type="string" calcext:value-type="string">
            <text:p>1. Enter the “PNR NUMBER” in the PNR NUMBER textbox</text:p>
          </table:table-cell>
          <table:table-cell office:value-type="string" calcext:value-type="string">
            <text:p>PNR NUMBER=”4360393388”</text:p>
          </table:table-cell>
          <table:table-cell office:value-type="string" calcext:value-type="string">
            <text:p>“PNR NUMBER” textbox is taking input when user entered it on the train booking pag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19</text:p>
          </table:table-cell>
          <table:table-cell office:value-type="string" calcext:value-type="string">
            <text:p>To verify the functionality of search button with user entered the number less than 10 digit in “PNR NUMBER” textbox on the train booking page</text:p>
          </table:table-cell>
          <table:table-cell office:value-type="string" calcext:value-type="string">
            <text:p>“PNR NUMBER” should be known</text:p>
          </table:table-cell>
          <table:table-cell office:value-type="string" calcext:value-type="string">
            <text:p>1. Enter the “PNR NUMBER” in the PNR NUMBER textbox</text:p>
          </table:table-cell>
          <table:table-cell office:value-type="string" calcext:value-type="string">
            <text:p>PNR NUMBER=”436088”</text:p>
          </table:table-cell>
          <table:table-cell office:value-type="string" calcext:value-type="string">
            <text:p>“SEARCH” button should not be enable for user on train booking 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 Click on search 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C_T_020</text:p>
          </table:table-cell>
          <table:table-cell office:value-type="string" calcext:value-type="string">
            <text:p>To verify the functionality of search button with user entered the 10 digit PNR NUMBER in “PNR NUMBER” textbox on the train booking page</text:p>
          </table:table-cell>
          <table:table-cell office:value-type="string" calcext:value-type="string">
            <text:p>“PNR NUMBER” should be known</text:p>
          </table:table-cell>
          <table:table-cell office:value-type="string" calcext:value-type="string">
            <text:p>1. Enter the “PNR NUMBER” in the PNR NUMBER textbox</text:p>
          </table:table-cell>
          <table:table-cell office:value-type="string" calcext:value-type="string">
            <text:p>PNR NUMBER=”4360393388”</text:p>
          </table:table-cell>
          <table:table-cell office:value-type="string" calcext:value-type="string">
            <text:p>current status of booked train tickets should be visible to the user on the train booking p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 Click on search butt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7T16:42:30.929000000</meta:creation-date>
    <dc:date>2023-03-17T19:04:05.942000000</dc:date>
    <meta:editing-duration>PT2H21M30S</meta:editing-duration>
    <meta:editing-cycles>13</meta:editing-cycles>
    <meta:generator>LibreOffice/7.4.1.2$Windows_X86_64 LibreOffice_project/3c58a8f3a960df8bc8fd77b461821e42c061c5f0</meta:generator>
    <meta:document-statistic meta:table-count="1" meta:cell-count="134" meta:object-count="0"/>
  </office:meta>
</office:document-meta>
</file>